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29pt" svg:height="255.23pt" svg:x="324.51pt" svg:y="15.82pt">
            <draw:object draw:notify-on-update-of-ranges="Sheet1.A1:Sheet1.A1 Sheet1.A2:Sheet1.A12 Sheet1.A16:Sheet1.A16 Sheet1.A17:Sheet1.A23 Sheet1.A27:Sheet1.A27 Sheet1.A28:Sheet1.A3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29pt" svg:height="255.23pt" svg:x="344.83pt" svg:y="301.18pt">
            <draw:object draw:notify-on-update-of-ranges="Sheet1.A1:Sheet1.A1 Sheet1.B2:Sheet1.B12 Sheet1.A16:Sheet1.A16 Sheet1.B17:Sheet1.B23 Sheet1.A27:Sheet1.A27 Sheet1.B28:Sheet1.B3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ng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2070" calcext:value-type="float">
            <text:p>1207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8659" calcext:value-type="float">
            <text:p>2865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36115" calcext:value-type="float">
            <text:p>23611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99038" calcext:value-type="float">
            <text:p>29903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535176" calcext:value-type="float">
            <text:p>53517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72170" calcext:value-type="float">
            <text:p>97217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063098" calcext:value-type="float">
            <text:p>106309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085036" calcext:value-type="float">
            <text:p>1085036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3520449" calcext:value-type="float">
            <text:p>3520449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3646537" calcext:value-type="float">
            <text:p>3646537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3674083" calcext:value-type="float">
            <text:p>367408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AVERAGE([.A2:.A12])" office:value-type="float" office:value="1074.27272727273" calcext:value-type="float">
            <text:p>1074.2727272727</text:p>
          </table:table-cell>
          <table:table-cell table:formula="of:=AVERAGE([.B2:.B12])" office:value-type="float" office:value="1370221" calcext:value-type="float">
            <text:p>137022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m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624" calcext:value-type="float">
            <text:p>3624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39164" calcext:value-type="float">
            <text:p>39164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65832" calcext:value-type="float">
            <text:p>65832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30952" calcext:value-type="float">
            <text:p>130952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436152" calcext:value-type="float">
            <text:p>436152</text:p>
          </table:table-cell>
        </table:table-row>
        <table:table-row table:style-name="ro1">
          <table:table-cell office:value-type="float" office:value="8652" calcext:value-type="float">
            <text:p>8652</text:p>
          </table:table-cell>
          <table:table-cell office:value-type="float" office:value="1878430" calcext:value-type="float">
            <text:p>1878430</text:p>
          </table:table-cell>
        </table:table-row>
        <table:table-row table:style-name="ro1">
          <table:table-cell office:value-type="float" office:value="5086" calcext:value-type="float">
            <text:p>5086</text:p>
          </table:table-cell>
          <table:table-cell office:value-type="float" office:value="1942784" calcext:value-type="float">
            <text:p>194278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AVERAGE([.A17:.A23])" office:value-type="float" office:value="3063" calcext:value-type="float">
            <text:p>3063</text:p>
          </table:table-cell>
          <table:table-cell table:formula="of:=AVERAGE([.B17:.B23])" office:value-type="float" office:value="642419.714285714" calcext:value-type="float">
            <text:p>642419.71428571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jpg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2179" calcext:value-type="float">
            <text:p>3217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3702" calcext:value-type="float">
            <text:p>8370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5951" calcext:value-type="float">
            <text:p>14595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08767" calcext:value-type="float">
            <text:p>50876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25772" calcext:value-type="float">
            <text:p>52577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660298" calcext:value-type="float">
            <text:p>166029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688230" calcext:value-type="float">
            <text:p>168823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713696" calcext:value-type="float">
            <text:p>171369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747368" calcext:value-type="float">
            <text:p>174736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24824" calcext:value-type="float">
            <text:p>62482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00765" calcext:value-type="float">
            <text:p>120076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58688" calcext:value-type="float">
            <text:p>125868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797102" calcext:value-type="float">
            <text:p>179710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841041" calcext:value-type="float">
            <text:p>184104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AVERAGE([.A28:.A41])" office:value-type="float" office:value="193.642857142857" calcext:value-type="float">
            <text:p>193.6428571429</text:p>
          </table:table-cell>
          <table:table-cell table:formula="of:=AVERAGE([.B28:.B41])" office:value-type="float" office:value="1059170.21428571" calcext:value-type="float">
            <text:p>1059170.214285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3T09:05:12.827256190</meta:creation-date>
    <dc:date>2016-01-23T09:21:34.256281548</dc:date>
    <meta:editing-duration>PT16M20S</meta:editing-duration>
    <meta:editing-cycles>2</meta:editing-cycles>
    <meta:generator>LibreOffice/4.4.7.2$Linux_X86_64 LibreOffice_project/40m0$Build-2</meta:generator>
    <meta:document-statistic meta:table-count="1" meta:cell-count="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line" chart:style-name="ch1">
        <chart:title svg:x="7.066cm" svg:y="0.316cm" chart:style-name="ch2">
          <text:p>idő (ms)</text:p>
        </chart:title>
        <chart:legend chart:legend-position="end" svg:x="13.722cm" svg:y="3.705cm" style:legend-expansion="high" chart:style-name="ch3"/>
        <chart:plot-area chart:style-name="ch4" table:cell-range-address="Sheet1.A1:Sheet1.A12 Sheet1.A16:Sheet1.A23 Sheet1.A27:Sheet1.A38" chart:data-source-has-labels="row" svg:x="0.319cm" svg:y="1.275cm" svg:width="13.084cm" svg:height="7.55cm">
          <chartooo:coordinate-region svg:x="1.39cm" svg:y="1.474cm" svg:width="11.627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12" chart:label-cell-address="Sheet1.A1:Sheet1.A1" chart:class="chart:line">
            <chart:data-point chart:repeated="11"/>
          </chart:series>
          <chart:series chart:style-name="ch8" chart:values-cell-range-address="Sheet1.A17:Sheet1.A23" chart:label-cell-address="Sheet1.A16:Sheet1.A16" chart:class="chart:line">
            <chart:data-point chart:repeated="7"/>
          </chart:series>
          <chart:series chart:style-name="ch9" chart:values-cell-range-address="Sheet1.A28:Sheet1.A38" chart:label-cell-address="Sheet1.A27:Sheet1.A27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ng</text:p>
                <draw:g>
                  <svg:desc>Sheet1.A1:Sheet1.A1</svg:desc>
                </draw:g>
              </table:table-cell>
              <table:table-cell office:value-type="string">
                <text:p>webm</text:p>
                <draw:g>
                  <svg:desc>Sheet1.A16:Sheet1.A16</svg:desc>
                </draw:g>
              </table:table-cell>
              <table:table-cell office:value-type="string">
                <text:p>jpg</text:p>
                <draw:g>
                  <svg:desc>Sheet1.A27:Sheet1.A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7">
                <text:p>567</text:p>
                <draw:g>
                  <svg:desc>Sheet1.A2:Sheet1.A12</svg:desc>
                </draw:g>
              </table:table-cell>
              <table:table-cell office:value-type="float" office:value="860">
                <text:p>860</text:p>
                <draw:g>
                  <svg:desc>Sheet1.A17:Sheet1.A23</svg:desc>
                </draw:g>
              </table:table-cell>
              <table:table-cell office:value-type="float" office:value="114">
                <text:p>114</text:p>
                <draw:g>
                  <svg:desc>Sheet1.A28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7">
                <text:p>557</text:p>
              </table:table-cell>
              <table:table-cell office:value-type="float" office:value="1238">
                <text:p>123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0">
                <text:p>610</text:p>
              </table:table-cell>
              <table:table-cell office:value-type="float" office:value="1266">
                <text:p>126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5">
                <text:p>655</text:p>
              </table:table-cell>
              <table:table-cell office:value-type="float" office:value="1499">
                <text:p>149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1">
                <text:p>681</text:p>
              </table:table-cell>
              <table:table-cell office:value-type="float" office:value="2840">
                <text:p>28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5">
                <text:p>965</text:p>
              </table:table-cell>
              <table:table-cell office:value-type="float" office:value="8652">
                <text:p>865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0">
                <text:p>870</text:p>
              </table:table-cell>
              <table:table-cell office:value-type="float" office:value="5086">
                <text:p>508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3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67">
                <text:p>1967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63">
                <text:p>2063</text:p>
              </table:table-cell>
              <table:table-cell office:value-type="float" office:value="NaN">
                <text:p>NaN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9">
                <text:p>2049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line" chart:style-name="ch1">
        <chart:title svg:x="6.63cm" svg:y="0.316cm" chart:style-name="ch2">
          <text:p>méret (byte)</text:p>
        </chart:title>
        <chart:legend chart:legend-position="end" svg:x="13.722cm" svg:y="3.705cm" style:legend-expansion="high" chart:style-name="ch3"/>
        <chart:plot-area chart:style-name="ch4" table:cell-range-address="Sheet1.A1:Sheet1.A1 Sheet1.B2:Sheet1.B12 Sheet1.A16:Sheet1.A16 Sheet1.B17:Sheet1.B23 Sheet1.A27:Sheet1.A27 Sheet1.B28:Sheet1.B38" chart:data-source-has-labels="row" svg:x="0.319cm" svg:y="1.275cm" svg:width="13.084cm" svg:height="7.55cm">
          <chartooo:coordinate-region svg:x="2.025cm" svg:y="1.474cm" svg:width="11.177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2" chart:label-cell-address="Sheet1.A1:Sheet1.A1" chart:class="chart:line">
            <chart:data-point chart:repeated="11"/>
          </chart:series>
          <chart:series chart:style-name="ch8" chart:values-cell-range-address="Sheet1.B17:Sheet1.B23" chart:label-cell-address="Sheet1.A16:Sheet1.A16" chart:class="chart:line">
            <chart:data-point chart:repeated="7"/>
          </chart:series>
          <chart:series chart:style-name="ch9" chart:values-cell-range-address="Sheet1.B28:Sheet1.B38" chart:label-cell-address="Sheet1.A27:Sheet1.A27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ng</text:p>
                <draw:g>
                  <svg:desc>Sheet1.A1:Sheet1.A1</svg:desc>
                </draw:g>
              </table:table-cell>
              <table:table-cell office:value-type="string">
                <text:p>webm</text:p>
                <draw:g>
                  <svg:desc>Sheet1.A16:Sheet1.A16</svg:desc>
                </draw:g>
              </table:table-cell>
              <table:table-cell office:value-type="string">
                <text:p>jpg</text:p>
                <draw:g>
                  <svg:desc>Sheet1.A27:Sheet1.A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70">
                <text:p>12070</text:p>
                <draw:g>
                  <svg:desc>Sheet1.B2:Sheet1.B12</svg:desc>
                </draw:g>
              </table:table-cell>
              <table:table-cell office:value-type="float" office:value="3624">
                <text:p>3624</text:p>
                <draw:g>
                  <svg:desc>Sheet1.B17:Sheet1.B23</svg:desc>
                </draw:g>
              </table:table-cell>
              <table:table-cell office:value-type="float" office:value="32179">
                <text:p>32179</text:p>
                <draw:g>
                  <svg:desc>Sheet1.B28:Sheet1.B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659">
                <text:p>28659</text:p>
              </table:table-cell>
              <table:table-cell office:value-type="float" office:value="39164">
                <text:p>39164</text:p>
              </table:table-cell>
              <table:table-cell office:value-type="float" office:value="83702">
                <text:p>837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6115">
                <text:p>236115</text:p>
              </table:table-cell>
              <table:table-cell office:value-type="float" office:value="65832">
                <text:p>65832</text:p>
              </table:table-cell>
              <table:table-cell office:value-type="float" office:value="145951">
                <text:p>1459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9038">
                <text:p>299038</text:p>
              </table:table-cell>
              <table:table-cell office:value-type="float" office:value="130952">
                <text:p>130952</text:p>
              </table:table-cell>
              <table:table-cell office:value-type="float" office:value="508767">
                <text:p>5087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5176">
                <text:p>535176</text:p>
              </table:table-cell>
              <table:table-cell office:value-type="float" office:value="436152">
                <text:p>436152</text:p>
              </table:table-cell>
              <table:table-cell office:value-type="float" office:value="525772">
                <text:p>5257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72170">
                <text:p>972170</text:p>
              </table:table-cell>
              <table:table-cell office:value-type="float" office:value="1878430">
                <text:p>1878430</text:p>
              </table:table-cell>
              <table:table-cell office:value-type="float" office:value="1660298">
                <text:p>1660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63098">
                <text:p>1063098</text:p>
              </table:table-cell>
              <table:table-cell office:value-type="float" office:value="1942784">
                <text:p>1942784</text:p>
              </table:table-cell>
              <table:table-cell office:value-type="float" office:value="1688230">
                <text:p>16882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85036">
                <text:p>1085036</text:p>
              </table:table-cell>
              <table:table-cell office:value-type="float" office:value="NaN">
                <text:p>NaN</text:p>
              </table:table-cell>
              <table:table-cell office:value-type="float" office:value="1713696">
                <text:p>17136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20449">
                <text:p>3520449</text:p>
              </table:table-cell>
              <table:table-cell office:value-type="float" office:value="NaN">
                <text:p>NaN</text:p>
              </table:table-cell>
              <table:table-cell office:value-type="float" office:value="1747368">
                <text:p>1747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46537">
                <text:p>3646537</text:p>
              </table:table-cell>
              <table:table-cell office:value-type="float" office:value="NaN">
                <text:p>NaN</text:p>
              </table:table-cell>
              <table:table-cell office:value-type="float" office:value="624824">
                <text:p>6248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74083">
                <text:p>3674083</text:p>
              </table:table-cell>
              <table:table-cell office:value-type="float" office:value="NaN">
                <text:p>NaN</text:p>
              </table:table-cell>
              <table:table-cell office:value-type="float" office:value="1200765">
                <text:p>12007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